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ae773" officeooo:paragraph-rsid="001ae773" style:font-size-asian="20pt" style:font-size-complex="20pt"/>
    </style:style>
    <style:style style:name="P2" style:family="paragraph" style:parent-style-name="Standard">
      <style:text-properties fo:font-size="20pt" officeooo:rsid="001ae773" officeooo:paragraph-rsid="001ae773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. januar</text:p>
      <text:p text:style-name="P2">Jeg har slukket denne køledisk, for at undgå unødvendigt elforbrug. </text:p>
      <text:p text:style-name="P2"/>
      <text:p text:style-name="P2">Køle/fryserum og køleskab er altid tændt, mens alle andre kølediske som udgangspunkt holdes slukket, med mindre der er en særlig anledning til at tænde for dem kortvarigt. </text:p>
      <text:p text:style-name="P2"/>
      <text:p text:style-name="P2">Hvis der alligevel er brug for mere kølekapacitet, så brug køledisken, der står overfor køleskabet. Den kan tændes ved at sætte stikket i stikkontakten. </text:p>
      <text:p text:style-name="P2"/>
      <text:p text:style-name="P2">Vh Thomas Wessel, 61 66 86 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9:27:40.669743892</meta:creation-date>
    <dc:date>2023-01-16T20:55:52.511293630</dc:date>
    <meta:editing-duration>PT1H18M1S</meta:editing-duration>
    <meta:editing-cycles>1</meta:editing-cycles>
    <meta:document-statistic meta:table-count="0" meta:image-count="0" meta:object-count="0" meta:page-count="1" meta:paragraph-count="5" meta:word-count="70" meta:character-count="432" meta:non-whitespace-character-count="364"/>
    <meta:generator>LibreOffice/7.3.7.2$Linux_X86_64 LibreOffice_project/30$Build-2</meta:generator>
  </office:meta>
</office:document-meta>
</file>